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c0c" officeooo:paragraph-rsid="00045c0c"/>
    </style:style>
    <style:style style:name="P2" style:family="paragraph" style:parent-style-name="Standard">
      <style:text-properties fo:font-weight="bold" officeooo:rsid="00045c0c" officeooo:paragraph-rsid="00045c0c" style:font-weight-asian="bold" style:font-weight-complex="bold"/>
    </style:style>
    <style:style style:name="P3" style:family="paragraph" style:parent-style-name="Standard">
      <style:text-properties fo:font-weight="bold" officeooo:rsid="00062ea7" officeooo:paragraph-rsid="00062ea7" style:font-weight-asian="bold" style:font-weight-complex="bold"/>
    </style:style>
    <style:style style:name="P4" style:family="paragraph" style:parent-style-name="Standard">
      <style:text-properties fo:font-weight="normal" officeooo:rsid="00062ea7" officeooo:paragraph-rsid="00062ea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 ode solver line 1946</text:p>
      <text:p text:style-name="P1"/>
      <text:p text:style-name="P1">subroutine set_dependant_rates_3phase(Y)</text:p>
      <text:p text:style-name="P1"/>
      <text:p text:style-name="P1"/>
      <text:p text:style-name="P1"><text:s text:c="2"/>use global_variables</text:p>
      <text:p text:style-name="P1"/>
      <text:p text:style-name="P1"/>
      <text:p text:style-name="P1"><text:s text:c="2"/>implicit none</text:p>
      <text:p text:style-name="P1"/>
      <text:p text:style-name="P1"><text:s text:c="2"/>real(double_precision), intent(in), dimension(nb_species) :: Y !&lt; [in] abundances (relative to H) [number ratio]</text:p>
      <text:p text:style-name="P1"/>
      <text:p text:style-name="P1"/>
      <text:p text:style-name="P1"><text:s text:c="2"/>REAL(double_precision) :: ab_surf !&lt; Sum of all abundances on grain surface</text:p>
      <text:p text:style-name="P1"><text:s text:c="2"/>REAL(double_precision) :: ab_mant !&lt; Sum of all abundances on grain mantle</text:p>
      <text:p text:style-name="P1"><text:s text:c="2"/>real(double_precision) :: ab_lay <text:s/>!&lt; Abundance in 1 layer</text:p>
      <text:p text:style-name="P1"/>
      <text:p text:style-name="P1"/>
      <text:p text:style-name="P1"/>
      <text:p text:style-name="P1"><text:s text:c="2"/>real(double_precision) :: sumlaysurf</text:p>
      <text:p text:style-name="P1"><text:s text:c="2"/>real(double_precision) :: sumlaymant</text:p>
      <text:p text:style-name="P1"/>
      <text:p text:style-name="P1"/>
      <text:p text:style-name="P1"><text:s text:c="2"/>real(double_precision) :: rate_tot_tmp1,rate_tot_tmp2</text:p>
      <text:p text:style-name="P1"/>
      <text:p text:style-name="P1"/>
      <text:p text:style-name="P1"/>
      <text:p text:style-name="P1"><text:s text:c="2"/>REAL(double_precision) :: alpha_3_phase</text:p>
      <text:p text:style-name="P1"><text:s text:c="2"/>real(double_precision) :: rate_tot_mant_surf, rate_tot_surf_mant,rate_mant_to_surf, rate_surf_to_mant</text:p>
      <text:p text:style-name="P1"/>
      <text:p text:style-name="P1"/>
      <text:p text:style-name="P1"><text:s text:c="2"/>integer :: j</text:p>
      <text:p text:style-name="P1"/>
      <text:p text:style-name="P1"><text:s text:c="2"/>ab_surf = 0.0d0</text:p>
      <text:p text:style-name="P1"><text:s text:c="2"/>ab_mant = 0.0d0</text:p>
      <text:p text:style-name="P1"/>
      <text:p text:style-name="P1"><text:s text:c="2"/>DO J = nb_gaseous_species+1,nb_species</text:p>
      <text:p text:style-name="P1"><text:s text:c="5"/>IF (species_name(j)(1:1).eq."J") ab_surf = ab_surf + Y(j)</text:p>
      <text:p text:style-name="P1"><text:s text:c="5"/>IF (species_name(j)(1:1).eq."B") ab_surf = ab_surf + Y(j)</text:p>
      <text:p text:style-name="P1"><text:s text:c="5"/>IF (species_name(j)(1:1).eq."K") ab_mant = ab_mant + Y(j)</text:p>
      <text:p text:style-name="P1"/>
      <text:p text:style-name="P1"/>
      <text:p text:style-name="P1"><text:s text:c="2"/>ENDDO</text:p>
      <text:p text:style-name="P1"/>
      <text:p text:style-name="P1"/>
      <text:p text:style-name="P1"/>
      <text:p text:style-name="P1"/>
      <text:p text:style-name="P1"><text:soft-page-break/><text:s text:c="2"/>sumlaysurf = ab_surf*GTODN/nb_sites_per_grain</text:p>
      <text:p text:style-name="P1"><text:s text:c="2"/>sumlaymant = ab_mant*GTODN/nb_sites_per_grain</text:p>
      <text:p text:style-name="P1"/>
      <text:p text:style-name="P3">ODE solver line 1050</text:p>
      <text:p text:style-name="P4"/>
      <text:p text:style-name="P4">subroutine set_dependant_rates(Y)</text:p>
      <text:p text:style-name="P4"/>
      <text:p text:style-name="P4"/>
      <text:p text:style-name="P4"><text:s text:c="2"/>use global_variables</text:p>
      <text:p text:style-name="P4"><text:s text:c="2"/></text:p>
      <text:p text:style-name="P4"><text:s text:c="2"/>implicit none</text:p>
      <text:p text:style-name="P4"><text:s text:c="2"/></text:p>
      <text:p text:style-name="P4"><text:s text:c="2"/>! Inputs</text:p>
      <text:p text:style-name="P4"><text:s text:c="2"/>real(double_precision), intent(in), dimension(nb_species) :: Y !&lt; [in] abundances (relative to H) [number ratio]</text:p>
      <text:p text:style-name="P4"/>
      <text:p text:style-name="P4"/>
      <text:p text:style-name="P4"><text:s text:c="2"/>! Locals</text:p>
      <text:p text:style-name="P4"><text:s text:c="2"/>real(double_precision) :: ACTIV, ACTIV2, p1 !&lt; [no unit] ratio between the energy barrier (in K) and the temperature of the grain (ACTIV)</text:p>
      <text:p text:style-name="P4"/>
      <text:p text:style-name="P4"><text:s text:c="2"/>real(double_precision) :: KAPPA, mu</text:p>
      <text:p text:style-name="P4"/>
      <text:p text:style-name="P4"><text:s text:c="2"/>real(double_precision) :: BARR, BARR2 !&lt; Probability to cross the barrier (interrim calculation variable) TODO unit?</text:p>
      <text:p text:style-name="P4"/>
      <text:p text:style-name="P4"><text:s text:c="2"/>real(double_precision) :: DIFF !&lt; TODO description/units ???</text:p>
      <text:p text:style-name="P4"/>
      <text:p text:style-name="P4"><text:s text:c="2"/>real(double_precision) :: ACTIVCR !&lt; [no unit] ratio between the energy barrier (in K) and the peak temperature of the grain when hit by a cosmic ray</text:p>
      <text:p text:style-name="P4"/>
      <text:p text:style-name="P4"><text:s text:c="2"/>real(double_precision) :: BARRCR !&lt; TODO description/units ???</text:p>
      <text:p text:style-name="P4"/>
      <text:p text:style-name="P4"><text:s text:c="2"/>real(double_precision) :: DIFFCR !&lt; TODO description/units ???</text:p>
      <text:p text:style-name="P4"/>
      <text:p text:style-name="P4"><text:s text:c="2"/>real(double_precision) :: PROBH2H2 ! probability for the encounter desorption process.</text:p>
      <text:p text:style-name="P4"/>
      <text:p text:style-name="P4"><text:s text:c="2"/>real(double_precision) :: TETABIS,TETABIS1,TETABIS2,TETABIS3</text:p>
      <text:p text:style-name="P4"/>
      <text:p text:style-name="P4"><text:s text:c="2"/>real(double_precision) :: T300, TI, TSQ</text:p>
      <text:p text:style-name="P4"/>
      <text:p text:style-name="P4"><text:s text:c="2"/>real(double_precision) :: YMOD1, YMOD2</text:p>
      <text:p text:style-name="P4"/>
      <text:p text:style-name="P4"><text:s text:c="2"/>integer :: IMOD1 !&lt; modify rate flag for reactant 1</text:p>
      <text:p text:style-name="P4"/>
      <text:p text:style-name="P4"><text:s text:c="2"/>integer :: IMOD2 !&lt; modify rate flag for reactant 2 </text:p>
      <text:p text:style-name="P4"/>
      <text:p text:style-name="P4"><text:s text:c="2"/>integer :: j, l, m</text:p>
      <text:p text:style-name="P4"/>
      <text:p text:style-name="P4"><text:soft-page-break/><text:s text:c="2"/>real(double_precision) :: tunneling_rate</text:p>
      <text:p text:style-name="P4"><text:s text:c="2"/></text:p>
      <text:p text:style-name="P4"><text:s text:c="2"/>REAL(double_precision) :: ab_tot <text:s/>!&lt; Sum of all abundances on grain (surface+mantle)</text:p>
      <text:p text:style-name="P4"/>
      <text:p text:style-name="P4"><text:s text:c="2"/>REAL(double_precision) :: ab_surf !&lt; Sum of all abundances on grain surface</text:p>
      <text:p text:style-name="P4"/>
      <text:p text:style-name="P4"><text:s text:c="2"/>REAL(double_precision) :: ab_mant !&lt; Sum of all abundances on grain mantle</text:p>
      <text:p text:style-name="P4"/>
      <text:p text:style-name="P4"><text:s text:c="2"/>real(double_precision) :: ab_lay <text:s/>!&lt; Abundance in 1 layer</text:p>
      <text:p text:style-name="P4"/>
      <text:p text:style-name="P4"><text:s text:c="2"/>real(double_precision) :: sumlaysurf</text:p>
      <text:p text:style-name="P4"/>
      <text:p text:style-name="P4"><text:s text:c="2"/>real(double_precision) :: sumlaymant</text:p>
      <text:p text:style-name="P4"><text:s text:c="2"/></text:p>
      <text:p text:style-name="P4"><text:s text:c="2"/>REAL(double_precision) :: MLAY <text:s text:c="2"/>!&lt; Number of layers from which species can desorb</text:p>
      <text:p text:style-name="P4"/>
      <text:p text:style-name="P4"><text:s text:c="2"/>REAL(double_precision) :: SUMLAY !&lt; Total number of layers on the grain surface</text:p>
      <text:p text:style-name="P4"/>
      <text:p text:style-name="P4"><text:s text:c="2"/>REAL(double_precision) :: UVCR <text:s text:c="2"/>!&lt; Scaling factor for CR generated UV</text:p>
      <text:p text:style-name="P4"><text:s text:c="35"/>!! The reference used is 1.3x10^-17 s-1</text:p>
      <text:p text:style-name="P4"/>
      <text:p text:style-name="P4"><text:s text:c="2"/>REAL(double_precision) :: cond,stick</text:p>
      <text:p text:style-name="P4"/>
      <text:p text:style-name="P4"/>
      <text:p text:style-name="P4"><text:s text:c="2"/>real(double_precision) :: abH2O <text:s text:c="2"/>!&lt; H2O abundance on grains surface</text:p>
      <text:p text:style-name="P4"><text:s text:c="2"/>real(double_precision) :: abNH3 <text:s text:c="2"/>!&lt; NH3 abundance on grains surface</text:p>
      <text:p text:style-name="P4"><text:s text:c="2"/>real(double_precision) :: abCO2 <text:s text:c="2"/>!&lt; CO2 abundance on grains surface</text:p>
      <text:p text:style-name="P4"><text:s text:c="2"/>real(double_precision) :: abCH4 <text:s text:c="2"/>!&lt; CH4 abundance on grains surface</text:p>
      <text:p text:style-name="P4"><text:s text:c="2"/>real(double_precision) :: abCH3OH !&lt; CH3OH abundance on grains surface</text:p>
      <text:p text:style-name="P4"><text:s text:c="2"/>real(double_precision) :: abCO <text:s text:c="3"/>!&lt; CO abundance on grains surface</text:p>
      <text:p text:style-name="P4"/>
      <text:p text:style-name="P4"><text:s text:c="2"/>real(double_precision) :: ab2H <text:s text:c="3"/>!&lt; H abundance on grains surface (Chemisorption)</text:p>
      <text:p text:style-name="P4"><text:s text:c="2"/>real(double_precision) :: ab2H2 <text:s text:c="2"/>!&lt; H2 abundance on grains surface (Chemisorption)</text:p>
      <text:p text:style-name="P4"><text:s text:c="2"/>real(double_precision) :: ab2C <text:s text:c="3"/>!&lt; C abundance on grains surface (Chemisorption)</text:p>
      <text:p text:style-name="P4"><text:s text:c="2"/>real(double_precision) :: ab2CH <text:s text:c="2"/>!&lt; C abundance on grains surface (Chemisorption)</text:p>
      <text:p text:style-name="P4"><text:s text:c="2"/>real(double_precision) :: ab2CH2 <text:s/>!&lt; C abundance on grains surface (Chemisorption)</text:p>
      <text:p text:style-name="P4"><text:s text:c="2"/>real(double_precision) :: ab2CH3 <text:s/>!&lt; C abundance on grains surface (Chemisorption)</text:p>
      <text:p text:style-name="P4"><text:s text:c="2"/>real(double_precision) :: ab2CH4 <text:s/>!&lt; CH4 abundance on grains surface (Chemisorption)</text:p>
      <text:p text:style-name="P4"><text:s text:c="2"/>real(double_precision) :: ab2C2H4 !&lt; C2H4 abundance on grains surface (Chemisorption)</text:p>
      <text:p text:style-name="P4"><text:s text:c="2"/>real(double_precision) :: ab2CO <text:s text:c="2"/>!&lt; CO abundance on grains surface (Chemisorption)</text:p>
      <text:p text:style-name="P4"><text:s text:c="2"/>real(double_precision) :: ab2OH <text:s text:c="2"/>!&lt; OH abundance on grains surface (Chemisorption)</text:p>
      <text:p text:style-name="P4"><text:s text:c="2"/>real(double_precision) :: ab2O <text:s text:c="3"/>!&lt; O abundance on grains surface (Chemisorption)</text:p>
      <text:p text:style-name="P4"><text:s text:c="2"/>real(double_precision) :: ab2H2O <text:s/>!&lt; H2O abundance on grains surface (Chemisorption)</text:p>
      <text:p text:style-name="P4"/>
      <text:p text:style-name="P4"><text:s text:c="2"/>real(double_precision) :: prob_reac, prob_deso, prob_diff</text:p>
      <text:p text:style-name="P4"/>
      <text:p text:style-name="P4"/>
      <text:p text:style-name="P4"><text:s text:c="2"/>! For the bilinear interpolation of the shielding function of CO and N2</text:p>
      <text:p text:style-name="P4"><text:s text:c="2"/>real(double_precision) :: int</text:p>
      <text:p text:style-name="P4"><text:soft-page-break/><text:s text:c="2"/>real(double_precision) :: denom</text:p>
      <text:p text:style-name="P4"><text:s text:c="2"/>real(double_precision) :: x1, x2</text:p>
      <text:p text:style-name="P4"><text:s text:c="2"/>real(double_precision) :: xp, yp</text:p>
      <text:p text:style-name="P4"><text:s text:c="2"/>real(double_precision) :: y1, y2</text:p>
      <text:p text:style-name="P4"><text:s text:c="2"/>real(double_precision) :: r1, r2</text:p>
      <text:p text:style-name="P4"><text:s text:c="2"/>real(double_precision) :: f11, f21, f12, f22</text:p>
      <text:p text:style-name="P4"/>
      <text:p text:style-name="P4"/>
      <text:p text:style-name="P4"/>
      <text:p text:style-name="P4"/>
      <text:p text:style-name="P4"><text:s text:c="2"/>T300=actual_gas_temp/300.d0</text:p>
      <text:p text:style-name="P4"><text:s text:c="2"/>TI=1.0d00/actual_gas_temp</text:p>
      <text:p text:style-name="P4"><text:s text:c="2"/>TSQ=SQRT(actual_gas_temp)</text:p>
      <text:p text:style-name="P4"/>
      <text:p text:style-name="P4"/>
      <text:p text:style-name="P4"><text:s text:c="2"/>EVAPORATION_RATES_TEMPO(:) = 0.D0</text:p>
      <text:p text:style-name="P4"><text:s text:c="2"/>EVAPORATION_RATES_TEMPO_H2 = 0.D0</text:p>
      <text:p text:style-name="P4"/>
      <text:p text:style-name="P4"/>
      <text:p text:style-name="P4"><text:s text:c="2"/>cond=PI*grain_radius*grain_radius*SQRT(8.0d0*K_B/PI/AMU)</text:p>
      <text:p text:style-name="P4"/>
      <text:p text:style-name="P4"/>
      <text:p text:style-name="P4"><text:s text:c="2"/>do J=1,nb_species</text:p>
      <text:p text:style-name="P4"><text:s text:c="6"/>ACC_RATES_PREFACTOR(J)=COND*STICK_SPEC(J)/SQRT(SPECIES_MASS(J))</text:p>
      <text:p text:style-name="P4"/>
      <text:p text:style-name="P4"><text:s text:c="2"/>ENDDO</text:p>
      <text:p text:style-name="P4"/>
      <text:p text:style-name="P4"/>
      <text:p text:style-name="P4"><text:s text:c="2"/>ab_tot <text:s/>= 0.0D+00</text:p>
      <text:p text:style-name="P4"><text:s text:c="2"/>ab_surf = 0.0D+00</text:p>
      <text:p text:style-name="P4"><text:s text:c="2"/>ab_mant = 0.0D+00</text:p>
      <text:p text:style-name="P4"><text:s text:c="2"/>abCO <text:s text:c="3"/>= 0.0D+00</text:p>
      <text:p text:style-name="P4"><text:s text:c="2"/>abH2O <text:s text:c="2"/>= 0.0D+00</text:p>
      <text:p text:style-name="P4"><text:s text:c="2"/>abNH3 <text:s text:c="2"/>= 0.0D+00</text:p>
      <text:p text:style-name="P4"><text:s text:c="2"/>abCH4 <text:s text:c="2"/>= 0.0D+00</text:p>
      <text:p text:style-name="P4"><text:s text:c="2"/>abCH3OH <text:s/>= 0.0D+00</text:p>
      <text:p text:style-name="P4"><text:s text:c="2"/>ab2H <text:s text:c="3"/>= 0.0D+00</text:p>
      <text:p text:style-name="P4"><text:s text:c="2"/>ab2H2 <text:s text:c="2"/>= 0.0D+00</text:p>
      <text:p text:style-name="P4"><text:s text:c="2"/>ab2CO <text:s text:c="2"/>= 0.0D+00</text:p>
      <text:p text:style-name="P4"><text:s text:c="2"/>ab2H2O <text:s/>= 0.0D+00</text:p>
      <text:p text:style-name="P4"><text:s text:c="2"/>ab2C <text:s text:c="3"/>= 0.0D+00</text:p>
      <text:p text:style-name="P4"><text:s text:c="2"/>ab2CH4 <text:s/>= 0.0D+00</text:p>
      <text:p text:style-name="P4"><text:s text:c="2"/>ab2CH3 <text:s/>= 0.0D+00</text:p>
      <text:p text:style-name="P4"><text:s text:c="2"/>ab2CH2 <text:s/>= 0.0D+00</text:p>
      <text:p text:style-name="P4"><text:s text:c="2"/>ab2CH <text:s text:c="2"/>= 0.0D+00</text:p>
      <text:p text:style-name="P4"><text:s text:c="2"/>ab2O <text:s text:c="3"/>= 0.0D+00</text:p>
      <text:p text:style-name="P4"><text:s text:c="2"/>ab2OH <text:s text:c="2"/>= 0.0D+00</text:p>
      <text:p text:style-name="P4"><text:s text:c="2"/>ab2C2H4 = 0.0D+00</text:p>
      <text:p text:style-name="P4"/>
      <text:p text:style-name="P4"><text:soft-page-break/><text:s text:c="2"/>DO J = nb_gaseous_species+1,nb_species</text:p>
      <text:p text:style-name="P4"/>
      <text:p text:style-name="P4"><text:s text:c="7"/>ab_tot = ab_tot + Y(j)</text:p>
      <text:p text:style-name="P4"/>
      <text:p text:style-name="P4"><text:s text:c="7"/>IF (species_name(j)(1:1).eq."J") ab_surf = ab_surf + Y(j)</text:p>
      <text:p text:style-name="P4"><text:s text:c="7"/>IF (species_name(j)(1:1).eq."B") ab_surf = ab_surf + Y(j)</text:p>
      <text:p text:style-name="P4"><text:s text:c="7"/>IF (species_name(j)(1:1).eq."K") ab_mant = ab_mant + Y(j)</text:p>
      <text:p text:style-name="P4"/>
      <text:p text:style-name="P4"><text:s text:c="7"/>IF(species_name(J).EQ.'JCO <text:s text:c="7"/>') abCO <text:s/>= Y(J)</text:p>
      <text:p text:style-name="P4"><text:s text:c="7"/>IF(species_name(J).EQ.'JH2O <text:s text:c="6"/>') abH2O = Y(J)</text:p>
      <text:p text:style-name="P4"><text:s text:c="7"/>IF(species_name(J).EQ.'JNH3 <text:s text:c="6"/>') abNH3 = Y(J)</text:p>
      <text:p text:style-name="P4"><text:s text:c="7"/>IF(species_name(J).EQ.'JCO2 <text:s text:c="6"/>') abCO2 = Y(J)</text:p>
      <text:p text:style-name="P4"><text:s text:c="7"/>IF(species_name(J).EQ.'JCH4 <text:s text:c="6"/>') abCH4 = Y(J)</text:p>
      <text:p text:style-name="P4"><text:s text:c="7"/>IF(species_name(J).EQ.'JCH3OH <text:s text:c="4"/>') abCH3OH = Y(J)</text:p>
      <text:p text:style-name="P4"><text:s text:c="7"/>IF(species_name(J).EQ.'BC <text:s text:c="8"/>') ab2C <text:s/>= Y(J)</text:p>
      <text:p text:style-name="P4"><text:s text:c="7"/>IF(species_name(J).EQ.'BO <text:s text:c="8"/>') ab2O = Y(J)</text:p>
      <text:p text:style-name="P4"><text:s text:c="7"/>IF(species_name(J).EQ.'BH <text:s text:c="8"/>') ab2H <text:s/>= Y(J)</text:p>
      <text:p text:style-name="P4"/>
      <text:p text:style-name="P4"/>
      <text:p text:style-name="P4"><text:s text:c="7"/>IF(species_name(J).EQ.'BH2 <text:s text:c="7"/>') ab2H2 = Y(J)</text:p>
      <text:p text:style-name="P4"><text:s text:c="7"/>IF(species_name(J).EQ.'BCO <text:s text:c="7"/>') ab2CO = Y(J)</text:p>
      <text:p text:style-name="P4"><text:s text:c="7"/>IF(species_name(J).EQ.'BCH <text:s text:c="7"/>') ab2CH = Y(J)</text:p>
      <text:p text:style-name="P4"><text:s text:c="7"/>IF(species_name(J).EQ.'BCH2 <text:s text:c="6"/>') ab2CH2 = Y(J)</text:p>
      <text:p text:style-name="P4"><text:s text:c="7"/>IF(species_name(J).EQ.'BCH3 <text:s text:c="6"/>') ab2CH3 = Y(J)</text:p>
      <text:p text:style-name="P4"><text:s text:c="7"/>IF(species_name(J).EQ.'BCH4 <text:s text:c="6"/>') ab2CH4 <text:s/>= Y(J)</text:p>
      <text:p text:style-name="P4"><text:s text:c="7"/>IF(species_name(J).EQ.'BC2H4 <text:s text:c="5"/>') ab2C2H4 = Y(J)</text:p>
      <text:p text:style-name="P4"><text:s text:c="7"/>IF(species_name(J).EQ.'BOH <text:s text:c="7"/>') ab2OH = Y(J)</text:p>
      <text:p text:style-name="P4"><text:s text:c="7"/>IF(species_name(J).EQ.'BH2O <text:s text:c="6"/>') ab2H2O = Y(J)</text:p>
      <text:p text:style-name="P4"><text:s text:c="2"/>ENDDO</text:p>
      <text:p text:style-name="P4"/>
      <text:p text:style-name="P4"><text:s text:c="2"/>ab_lay = nb_sites_per_grain/GTODN</text:p>
      <text:p text:style-name="P4"/>
      <text:p text:style-name="P4"/>
      <text:p text:style-name="P4"><text:s text:c="2"/>MLAY = 2.d0</text:p>
      <text:p text:style-name="P4"/>
      <text:p text:style-name="P4"><text:s text:c="2"/>SUMLAY = ab_tot*GTODN/nb_sites_per_grain</text:p>
      <text:p text:style-name="P4"/>
      <text:p text:style-name="P4"><text:s text:c="2"/>sumlaysurf = ab_surf*GTODN/nb_sites_per_grain</text:p>
      <text:p text:style-name="P4"/>
      <text:p text:style-name="P4"><text:s text:c="2"/>sumlaymant = ab_mant*GTODN/nb_sites_per_grain</text:p>
      <text:p text:style-name="P4"><text:s text:c="2"/></text:p>
      <text:p text:style-name="P4"><text:s text:c="2"/>UVCR = 1.300d-17 / CR_IONISATION_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00:41.981741419</meta:creation-date>
    <dc:date>2017-02-27T16:11:12.430125038</dc:date>
    <meta:editing-duration>PT10M30S</meta:editing-duration>
    <meta:editing-cycles>3</meta:editing-cycles>
    <meta:generator>LibreOffice/5.0.6.2$Linux_x86 LibreOffice_project/00m0$Build-2</meta:generator>
    <meta:document-statistic meta:table-count="0" meta:image-count="0" meta:object-count="0" meta:page-count="5" meta:paragraph-count="147" meta:word-count="803" meta:character-count="7081" meta:non-whitespace-character-count="5786"/>
  </office:meta>
</office:document-meta>
</file>